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 table:number-rows-repeated="104792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 style:data-style-name="N2" text:time-value="21:32:44.9562595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2.2$Linux_X86_64 LibreOffice_project/98b30e735bda24bc04ab42594c85f7fd8be07b9c</meta:generator>
    <meta:creation-date>2006-09-16T14:57:30</meta:creation-date>
    <dc:date>2019-11-05T21:34:17.322654564</dc:date>
    <meta:editing-cycles>366</meta:editing-cycles>
    <meta:editing-duration>PT17H16M8S</meta:editing-duration>
    <meta:document-statistic meta:table-count="2" meta:cell-count="1551" meta:object-count="0"/>
    <meta:user-defined meta:name="Info 1"/>
    <meta:user-defined meta:name="Info 2"/>
    <meta:user-defined meta:name="Info 3"/>
    <meta:user-defined meta:name="Info 4"/>
  </office:meta>
</office:document-meta>
</file>